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 fo:padding="0.074cm" fo:border-left="none" fo:border-right="none" fo:border-top="none" fo:border-bottom="0.002cm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 have a few thoughts, in order of importance they are:</text:p>
      <text:p text:style-name="Preformatted_20_Text"/>
      <text:p text:style-name="Preformatted_20_Text"/>
      <text:p text:style-name="Preformatted_20_Text">* By far the most important one: Use a more intelligent USB chip</text:p>
      <text:p text:style-name="Preformatted_20_Text"/>
      <text:p text:style-name="Preformatted_20_Text">USB can do 480Mbps so transfering half a megabyte should not need to</text:p>
      <text:p text:style-name="Preformatted_20_Text">take several seconds. There is obviously a huge opportunity for</text:p>
      <text:p text:style-name="Preformatted_20_Text">improvement here, and as it happens this is also the main bottleneck</text:p>
      <text:p text:style-name="Preformatted_20_Text">in the dongle when doing intensive development.</text:p>
      <text:p text:style-name="Preformatted_20_Text"/>
      <text:p text:style-name="Preformatted_20_Text">The most elegant solution is to implement USB completely in the FPGA,</text:p>
      <text:p text:style-name="Preformatted_20_Text">but a separate chip is likely more economical. Key point is that it</text:p>
      <text:p text:style-name="Preformatted_20_Text">must not be a dumb serial chip.</text:p>
      <text:p text:style-name="Preformatted_20_Text"/>
      <text:p text:style-name="Preformatted_20_Text">Cypress had the EZ-USB SX2 (not FX2) but unfortunately it's EOL.</text:p>
      <text:p text:style-name="Preformatted_20_Text"/>
      <text:p text:style-name="Preformatted_20_Text">The PLX NET2270/NET2272 are really powerful, but may be a bit costly.</text:p>
      <text:p text:style-name="Preformatted_20_Text"/>
      <text:p text:style-name="Preformatted_20_Text">NEC µPD720122 is another option, it's on par with the Netchip.</text:p>
      <text:p text:style-name="Preformatted_20_Text"/>
      <text:p text:style-name="Preformatted_20_Text">NXP ISP1582 may be the winner. Unit price/2k is 2.87 USD.</text:p>
      <text:p text:style-name="Preformatted_20_Text"/>
      <text:p text:style-name="Preformatted_20_Text">Finally it's of course also possible to implement part of USB in the</text:p>
      <text:p text:style-name="Preformatted_20_Text">FPGA and only use an external transceiver chip. There are plenty of</text:p>
      <text:p text:style-name="Preformatted_20_Text">those chips available.</text:p>
      <text:p text:style-name="Preformatted_20_Text"/>
      <text:p text:style-name="Preformatted_20_Text"/>
      <text:p text:style-name="Preformatted_20_Text">* Use an Actel FPGA that is live from power on</text:p>
      <text:p text:style-name="Preformatted_20_Text"/>
      <text:p text:style-name="Preformatted_20_Text">This allows the dongle to be powered comfortably from the target</text:p>
      <text:p text:style-name="Preformatted_20_Text">without compromising usability.</text:p>
      <text:p text:style-name="Preformatted_20_Text"/>
      <text:p text:style-name="Preformatted_20_Text"/>
      <text:p text:style-name="Preformatted_20_Text">* Automatic power switch with a few protection diodes</text:p>
      <text:p text:style-name="Preformatted_20_Text"/>
      <text:p text:style-name="Preformatted_20_Text">Get rid of the power switch jumper.</text:p>
      <text:p text:style-name="Preformatted_20_Text"/>
      <text:p text:style-name="Preformatted_20_Text"/>
      <text:p text:style-name="Preformatted_20_Text">* Replace any other jumpers with toggle switches</text:p>
      <text:p text:style-name="Preformatted_20_Text"/>
      <text:p text:style-name="Preformatted_20_Text">Ideally remove hardware configuration completely and do all settings</text:p>
      <text:p text:style-name="Preformatted_20_Text">via USB.</text:p>
      <text:p text:style-name="Preformatted_20_Text"/>
      <text:p text:style-name="Preformatted_20_Text"/>
      <text:p text:style-name="Preformatted_20_Text">* SMD LEDs</text:p>
      <text:p text:style-name="Preformatted_20_Text"/>
      <text:p text:style-name="Preformatted_20_Text">Because the through hole ones often get bent out of shape when the</text:p>
      <text:p text:style-name="P2">dongle is carried in a bag.</text:p>
      <text:p text:style-name="Preformatted_20_Text">we're using two of the dongles at coresystems; and they're in use many </text:p>
      <text:p text:style-name="Preformatted_20_Text">times every day. Thank you guys for creating this device. It almost </text:p>
      <text:p text:style-name="Preformatted_20_Text">completely replaced the Galep V here for non-SPI systems.</text:p>
      <text:p text:style-name="Preformatted_20_Text"/>
      <text:p text:style-name="Preformatted_20_Text">With parallel abuild, a compile+flash cycle for an 8MBit image takes </text:p>
      <text:p text:style-name="P1">about 30s, the dongle part takes about 25s of that time.</text:p>
      <text:p text:style-name="Preformatted_20_Text">* Possibly, in connection with this, use SRAM or DRAM to store or cache </text:p>
      <text:p text:style-name="Preformatted_20_Text">the images transferred from the host side. I think writing the flash </text:p>
      <text:p text:style-name="Preformatted_20_Text">takes about as long as transferring it over serial port, so using a </text:p>
      <text:p text:style-name="Preformatted_20_Text"><text:soft-page-break/>faster USB (network instead of serial) chip would only move the bottle neck.</text:p>
      <text:p text:style-name="Preformatted_20_Text"/>
      <text:p text:style-name="Preformatted_20_Text">* One habit of the dongle is very ugly; the need to reset it after </text:p>
      <text:p text:style-name="Preformatted_20_Text">loading it. I think it would be a good idea to have the dongle reset </text:p>
      <text:p text:style-name="Preformatted_20_Text">itself (or, the lpc part of itself) after the write process is complete.</text:p>
      <text:p text:style-name="Preformatted_20_Text"/>
      <text:p text:style-name="Preformatted_20_Text">* 0x3f8 serial port logging support on lpc. (Sorry, I never looked into </text:p>
      <text:p text:style-name="Preformatted_20_Text">this)</text:p>
      <text:p text:style-name="Preformatted_20_Text"/>
      <text:p text:style-name="Preformatted_20_Text">* A couple of jumper pins could be preconfigured as host side software </text:p>
      <text:p text:style-name="Preformatted_20_Text">programmable GPIOs for tasks like triggering a reset on the target system.</text:p>
      <text:p text:style-name="Preformatted_20_Text"/>
      <text:p text:style-name="P2">* Deliver the dongle with a PLCC plug header, or offer it as an option.</text:p>
      <text:p text:style-name="P1">Each 128K block erase+write takes at least 1.8s. Look for a flash</text:p>
      <text:p text:style-name="P1">part with better performance for the next generation.</text:p>
      <text:p text:style-name="Preformatted_20_Text">Exactly how a fast USB interface should work is a great question.</text:p>
      <text:p text:style-name="Preformatted_20_Text">Making the device a CDC Ethernet device like the GALEP-5 would be</text:p>
      <text:p text:style-name="Preformatted_20_Text">nice because it will be easy to interface with, but it would also</text:p>
      <text:p text:style-name="Preformatted_20_Text">require the FPGA to run a full IP stack, which I don't think we want.</text:p>
      <text:p text:style-name="Preformatted_20_Text"/>
      <text:p text:style-name="Preformatted_20_Text">I would look for other device class specs but possibly the best</text:p>
      <text:p text:style-name="Preformatted_20_Text">solution would simply be a vendor specific device with two (IN+OUT)</text:p>
      <text:p text:style-name="Preformatted_20_Text">bulk endpoints and an efficient protocol. As long as documentation is</text:p>
      <text:p text:style-name="Preformatted_20_Text">provided, I don't think there's any shame in vendor specific devices.</text:p>
      <text:p text:style-name="P1">(And with the dongle there's source.)</text:p>
      <text:p text:style-name="Preformatted_20_Text">* Don't require explicit enable for full memory decode.</text:p>
      <text:p text:style-name="Preformatted_20_Text">... or make the enable switch available both from the host and the </text:p>
      <text:p text:style-name="P2">target side...</text:p>
      <text:p text:style-name="P1">Power and reset headers are handy for remote development. Maybe the GPIO </text:p>
      <text:p text:style-name="P1">header could be used for that on the current model?</text:p>
      <text:p text:style-name="Preformatted_20_Text">Ah, I see. That would be a problem. Power and reset would be good for </text:p>
      <text:p text:style-name="P2">the automated testbed.</text:p>
      <text:p text:style-name="P1">Take a look at the VHDL source for both the the Xilinx and Altera fpga's at</text:p>
      <text:p text:style-name="Preformatted_20_Text"><text:a xlink:type="simple" xlink:href="http://www.sump.org/projects/analyzer/">http://www.sump.org/projects/analyzer/</text:a></text:p>
      <text:p text:style-name="Preformatted_20_Text"/>
      <text:p text:style-name="Preformatted_20_Text">All the work is almost done for you. Just add your LPC VHDL and build on </text:p>
      <text:p text:style-name="Preformatted_20_Text">the Java interface for a complete, spi and lpc interface plus flash </text:p>
      <text:p text:style-name="Preformatted_20_Text">emulator and logic analyzer, with serial, usb (host and device) and vga </text:p>
      <text:p text:style-name="P2">ports.</text:p>
      <text:p text:style-name="Preformatted_20_Text">A few suggestions to improve on the already great dongle:</text:p>
      <text:p text:style-name="Preformatted_20_Text">- It's a LPC dongle, but having SPI support as well would be really cool.</text:p>
      <text:p text:style-name="Preformatted_20_Text">- Maybe sell a dongle&lt;-&gt;PLCC32 connector as well.</text:p>
      <text:p text:style-name="P2">- Provide a memory access (read/write) logger with timing info.</text:p>
      <text:p text:style-name="Preformatted_20_Text">1. Reset the dongle by issuing a command from the host, instead of</text:p>
      <text:p text:style-name="Preformatted_20_Text">pushing a button on the dongle.</text:p>
      <text:p text:style-name="Preformatted_20_Text"><text:soft-page-break/></text:p>
      <text:p text:style-name="Preformatted_20_Text">2. Reset the target by issuing a command from the host that toggles a</text:p>
      <text:p text:style-name="Preformatted_20_Text">GPIO connected to a reset pin on the target.</text:p>
      <text:p text:style-name="Preformatted_20_Text"/>
      <text:p text:style-name="Preformatted_20_Text">3. Enable 4MB addressing by setting a jumper on the dongle or by</text:p>
      <text:p text:style-name="Preformatted_20_Text">issuing a command from the host.</text:p>
      <text:p text:style-name="Preformatted_20_Text"/>
      <text:p text:style-name="Preformatted_20_Text">4. Purchase a prewired PLCC32 LPC/FWH plug adapter instead of hunting</text:p>
      <text:p text:style-name="Preformatted_20_Text">for parts and assembling them myself.</text:p>
      <text:p text:style-name="Preformatted_20_Text"/>
      <text:p text:style-name="Preformatted_20_Text">5. Pay via credit card. I would happily pay you a surcharge to avoid</text:p>
      <text:p text:style-name="Preformatted_20_Text">the time and expense of dealing with checks and banks and wire</text:p>
      <text:p text:style-name="P1">transfe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üri Toomessoo</meta:initial-creator>
    <meta:creation-date>2008-08-13T10:09:02</meta:creation-date>
    <dc:creator>Jüri Toomessoo</dc:creator>
    <dc:date>2008-08-13T10:16:08</dc:date>
    <meta:editing-cycles>1</meta:editing-cycles>
    <meta:editing-duration>PT7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3" meta:word-count="850" meta:character-count="4669"/>
  </office:meta>
</office:document-meta>
</file>